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2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gr2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2cm" svg:y2="7.7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as soft as possible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8" draw:layer="layout" svg:width="6.975cm" svg:height="0.962cm" svg:x="4.7cm" svg:y="9.438cm">
          <draw:text-box>
            <text:p>Portion Width = 6.1mm</text:p>
          </draw:text-box>
        </draw:frame>
        <draw:frame draw:style-name="gr8" draw:layer="layout" svg:width="12.563cm" svg:height="0.962cm" svg:x="4.878cm" svg:y="10.438cm">
          <draw:text-box>
            <text:p>Unused Clear Height (Varies with ring size)</text:p>
          </draw:text-box>
        </draw:frame>
        <draw:frame draw:style-name="gr8" draw:layer="layout" svg:width="6.446cm" svg:height="0.962cm" svg:x="4.685cm" svg:y="11.9cm">
          <draw:text-box>
            <text:p>Overall Width = 8mm</text:p>
          </draw:text-box>
        </draw:frame>
        <draw:frame draw:style-name="gr8" draw:layer="layout" svg:width="6.653cm" svg:height="0.962cm" svg:x="5.5cm" svg:y="13.038cm">
          <draw:text-box>
            <text:p>Rim Height = 0.42mm</text:p>
          </draw:text-box>
        </draw:frame>
        <draw:frame draw:style-name="gr11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2" draw:text-style-name="P1" draw:layer="layout" svg:x1="3.8cm" svg:y1="15.4cm" svg:x2="3.8cm" svg:y2="17.5cm">
          <text:p/>
        </draw:line>
        <draw:line draw:style-name="gr12" draw:text-style-name="P1" draw:layer="layout" svg:x1="1.8cm" svg:y1="15.4cm" svg:x2="3.8cm" svg:y2="15.4cm">
          <text:p/>
        </draw:line>
        <draw:line draw:style-name="gr12" draw:text-style-name="P1" draw:layer="layout" svg:x1="1.8cm" svg:y1="15.4cm" svg:x2="1.8cm" svg:y2="17.5cm">
          <text:p/>
        </draw:line>
        <draw:line draw:style-name="gr12" draw:text-style-name="P1" draw:layer="layout" svg:x1="1.8cm" svg:y1="16.2cm" svg:x2="3.8cm" svg:y2="16.2cm">
          <text:p/>
        </draw:line>
        <draw:line draw:style-name="gr12" draw:text-style-name="P1" draw:layer="layout" svg:x1="1.8cm" svg:y1="16.6cm" svg:x2="3.8cm" svg:y2="16.6cm">
          <text:p/>
        </draw:line>
        <draw:frame draw:style-name="gr8" draw:layer="layout" svg:width="13.96cm" svg:height="3.095cm" svg:x="4.8cm" svg:y="15.7cm">
          <draw:text-box>
            <text:p>Clear Glue/Epoxy = 300μm – Note: Flat</text:p>
            <text:p>Inlay = 120μm (Note 210μm at Bump)</text:p>
            <text:p>Ring Blank = 700μm – Note: Comfort fit edge</text:p>
            <text:p>Ring Blank = 1500μm – Note: Comfort fit middle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7cm" svg:x2="3.3cm" svg:y2="16.4cm">
          <text:p/>
        </draw:line>
        <draw:line draw:style-name="gr13" draw:text-style-name="P1" draw:layer="layout" svg:x1="4.9cm" svg:y1="18.3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6.8cm" svg:y1="20.3cm" svg:x2="5.1cm" svg:y2="20.6cm">
          <text:p/>
        </draw:line>
        <draw:line draw:style-name="gr19" draw:text-style-name="P1" draw:layer="layout" svg:x1="3.3cm" svg:y1="21.4cm" svg:x2="2.8cm" svg:y2="21cm">
          <text:p/>
        </draw:line>
        <draw:line draw:style-name="gr19" draw:text-style-name="P1" draw:layer="layout" svg:x1="6.9cm" svg:y1="21.6cm" svg:x2="7.4cm" svg:y2="21.2cm">
          <text:p/>
        </draw:line>
        <draw:line draw:style-name="gr17" draw:text-style-name="P1" draw:layer="layout" svg:x1="9.4cm" svg:y1="21.7cm" svg:x2="7.3cm" svg:y2="21.1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14.188cm" svg:height="0.962cm" svg:x="6.812cm" svg:y="19.7cm">
          <draw:text-box>
            <text:p>Depth at center of ring = 1.9mm (Edge = 1.3mm)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1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5.6cm" svg:y2="21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3.1cm" svg:y1="26.4cm" svg:x2="2.7cm" svg:y2="26.8cm">
          <text:p/>
        </draw:line>
        <draw:line draw:style-name="gr19" draw:text-style-name="P1" draw:layer="layout" svg:x1="7cm" svg:y1="26.3cm" svg:x2="7.4cm" svg:y2="26.7cm">
          <text:p/>
        </draw:line>
        <draw:frame draw:style-name="gr22" draw:text-style-name="P3" draw:layer="layout" svg:width="16.3cm" svg:height="3.884cm" svg:x="1.4cm" svg:y="1.2cm">
          <draw:text-box>
            <text:p><text:span text:style-name="T2">Eclipse Ring</text:span></text:p>
            <text:p><text:span text:style-name="T3">US Sizes 4.5+</text:span></text:p>
          </draw:text-box>
        </draw:frame>
        <draw:line draw:style-name="gr2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3" draw:text-style-name="P1" draw:layer="layout" svg:x1="4.901cm" svg:y1="17.568cm" svg:x2="3.8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3-05T15:43:17.847679258</dc:date>
    <meta:editing-duration>PT57M26S</meta:editing-duration>
    <meta:editing-cycles>35</meta:editing-cycles>
    <meta:generator>LibreOffice/4.2.7.2$Linux_X86_64 LibreOffice_project/420m0$Build-2</meta:generator>
    <meta:document-statistic meta:object-count="72"/>
  </office:meta>
</office:document-meta>
</file>